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Iterator.DirectoryIterator( File rootDirectory , boolean changeIn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Iterator.getNextClass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rectoryIterator.getDirectoryEntries( File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